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cm"/>
    </style:style>
    <style:style style:name="co2" style:family="table-column">
      <style:table-column-properties fo:break-before="auto" style:column-width="7.493cm"/>
    </style:style>
    <style:style style:name="co3" style:family="table-column">
      <style:table-column-properties fo:break-before="auto" style:column-width="6.202cm"/>
    </style:style>
    <style:style style:name="co4" style:family="table-column">
      <style:table-column-properties fo:break-before="auto" style:column-width="3.323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8.128cm"/>
    </style:style>
    <style:style style:name="co8" style:family="table-column">
      <style:table-column-properties fo:break-before="auto" style:column-width="6.181cm"/>
    </style:style>
    <style:style style:name="co9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4.043cm"/>
    </style:style>
    <style:style style:name="co11" style:family="table-column">
      <style:table-column-properties fo:break-before="auto" style:column-width="7.049cm"/>
    </style:style>
    <style:style style:name="co12" style:family="table-column">
      <style:table-column-properties fo:break-before="auto" style:column-width="2.201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4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Heading_20_2" style:data-style-name="N0">
      <style:table-cell-properties fo:background-color="#b2b2b2" fo:border="0.06pt solid #000000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36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6373" table:default-cell-style-name="ce2"/>
        <table:table-row table:style-name="ro1">
          <table:table-cell table:style-name="ce4" office:value-type="string" calcext:value-type="string" table:number-columns-spanned="2" table:number-rows-spanned="1">
            <text:p>Risikoanalyse <text:s/>Jump and Run</text:p>
          </table:table-cell>
          <table:covered-table-cell table:style-name="ce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style-name="ce3" office:value-type="string" calcext:value-type="string">
            <text:p>Risiko 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Wahrscheinlichkeit(sklasse)</text:p>
          </table:table-cell>
          <table:table-cell table:style-name="ce3" office:value-type="string" calcext:value-type="string">
            <text:p>Schadenshöhe</text:p>
          </table:table-cell>
          <table:table-cell table:style-name="ce3" office:value-type="string" calcext:value-type="string">
            <text:p>Risiko-Score</text:p>
          </table:table-cell>
          <table:table-cell table:style-name="ce3" office:value-type="string" calcext:value-type="string">
            <text:p>Minimierungs-Strategie</text:p>
          </table:table-cell>
          <table:table-cell table:style-name="ce3" office:value-type="string" calcext:value-type="string">
            <text:p>Indikatoren</text:p>
          </table:table-cell>
          <table:table-cell table:style-name="ce3" office:value-type="string" calcext:value-type="string">
            <text:p>Notfallpla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Verantwortlicher</text:p>
          </table:table-cell>
          <table:table-cell table:style-name="ce3" office:value-type="string" calcext:value-type="string">
            <text:p>Datum der letzten Aktualisierung</text:p>
          </table:table-cell>
          <table:table-cell table:number-columns-repeated="1637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Krankheit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float" office:value="45" calcext:value-type="float">
            <text:p>45</text:p>
          </table:table-cell>
          <table:table-cell table:style-name="ce5" office:value-type="string" calcext:value-type="string">
            <text:p>Absprache, Unterstützen</text:p>
          </table:table-cell>
          <table:table-cell table:style-name="ce5" office:value-type="string" calcext:value-type="string">
            <text:p>3 Tage Ausfall</text:p>
          </table:table-cell>
          <table:table-cell table:style-name="ce5" office:value-type="string" calcext:value-type="string">
            <text:p>done is better than perfec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hristoph</text:p>
          </table:table-cell>
          <table:table-cell table:style-name="ce7" office:value-type="date" office:date-value="2025-04-17" calcext:value-type="date">
            <text:p>17.04.2025</text:p>
          </table:table-cell>
          <table:table-cell table:number-columns-repeated="1637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ssets nicht open sourc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Lizenz ergänzen</text:p>
          </table:table-cell>
          <table:table-cell table:style-name="ce5" office:value-type="string" calcext:value-type="string">
            <text:p>Lizenz fehlt im Dokument</text:p>
          </table:table-cell>
          <table:table-cell table:style-name="ce5" office:value-type="string" calcext:value-type="string">
            <text:p>ergänzen oder andere asset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Lukas</text:p>
          </table:table-cell>
          <table:table-cell table:style-name="ce7" office:value-type="date" office:date-value="2025-04-17" calcext:value-type="date">
            <text:p>17.04.2025</text:p>
          </table:table-cell>
          <table:table-cell table:number-columns-repeated="1637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ug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24" calcext:value-type="float">
            <text:p>24</text:p>
          </table:table-cell>
          <table:table-cell table:style-name="ce5" office:value-type="string" calcext:value-type="string">
            <text:p>Wartbarkeit und Dokumentation</text:p>
          </table:table-cell>
          <table:table-cell table:style-name="ce5" office:value-type="string" calcext:value-type="string">
            <text:p>Spiel macht Dinge die es nicht soll</text:p>
          </table:table-cell>
          <table:table-cell table:style-name="ce5" office:value-type="string" calcext:value-type="string">
            <text:p>rollba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chi</text:p>
          </table:table-cell>
          <table:table-cell table:style-name="ce7" office:value-type="date" office:date-value="2025-04-17" calcext:value-type="date">
            <text:p>17.04.2025</text:p>
          </table:table-cell>
          <table:table-cell table:number-columns-repeated="1637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läuft nicht auf allen gewünschten Plattformen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10" office:value-type="float" office:value="9" calcext:value-type="float">
            <text:p>9</text:p>
          </table:table-cell>
          <table:table-cell table:style-name="ce5" office:value-type="string" calcext:value-type="string">
            <text:p>häufig testen</text:p>
          </table:table-cell>
          <table:table-cell table:style-name="ce5" office:value-type="string" calcext:value-type="string">
            <text:p>exe startet nicht</text:p>
          </table:table-cell>
          <table:table-cell table:style-name="ce5" office:value-type="string" calcext:value-type="string">
            <text:p>fokus auf systeme auf denen es läuf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chi</text:p>
          </table:table-cell>
          <table:table-cell table:style-name="ce7" office:value-type="date" office:date-value="2025-04-17" calcext:value-type="date">
            <text:p>17.04.2025</text:p>
          </table:table-cell>
          <table:table-cell table:number-columns-repeated="1637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robleme mit der Godot Engin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table:style-name="ce5" office:value-type="string" calcext:value-type="string">
            <text:p>alte Version verwenden</text:p>
          </table:table-cell>
          <table:table-cell table:style-name="ce5" office:value-type="string" calcext:value-type="string">
            <text:p>Spiel kann nicht in Godot geöffnet werden</text:p>
          </table:table-cell>
          <table:table-cell table:style-name="ce5" office:value-type="string" calcext:value-type="string">
            <text:p>Enginewechse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chi</text:p>
          </table:table-cell>
          <table:table-cell table:style-name="ce7" office:value-type="date" office:date-value="2025-04-17" calcext:value-type="date">
            <text:p>17.04.2025</text:p>
          </table:table-cell>
          <table:table-cell table:number-columns-repeated="1637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treit im Tea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float" office:value="24" calcext:value-type="float">
            <text:p>24</text:p>
          </table:table-cell>
          <table:table-cell table:style-name="ce5" office:value-type="string" calcext:value-type="string">
            <text:p>Vertrag vor Veröffentlichung des Spiels.</text:p>
          </table:table-cell>
          <table:table-cell table:style-name="ce5" office:value-type="string" calcext:value-type="string">
            <text:p>Drohen mit Klage oder Gewalt</text:p>
          </table:table-cell>
          <table:table-cell table:style-name="ce5" office:value-type="string" calcext:value-type="string">
            <text:p>Rechtsberatung/Medi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hristoph</text:p>
          </table:table-cell>
          <table:table-cell table:style-name="ce7" office:value-type="date" office:date-value="2025-04-17" calcext:value-type="date">
            <text:p>17.04.2025</text:p>
          </table:table-cell>
          <table:table-cell table:number-columns-repeated="1637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Technische Komplexitä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float" office:value="21" calcext:value-type="float">
            <text:p>21</text:p>
          </table:table-cell>
          <table:table-cell table:style-name="ce5" office:value-type="string" calcext:value-type="string">
            <text:p>1 Woche Arbeit an einem issue, ohne fortschritte</text:p>
          </table:table-cell>
          <table:table-cell table:style-name="ce5" office:value-type="string" calcext:value-type="string">
            <text:p>1 Woche <text:s/>Arbeit an einem issue, ohne fortschritte</text:p>
          </table:table-cell>
          <table:table-cell table:style-name="ce5" office:value-type="string" calcext:value-type="string">
            <text:p>rollba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chi</text:p>
          </table:table-cell>
          <table:table-cell table:style-name="ce7" office:value-type="date" office:date-value="2025-04-17" calcext:value-type="date">
            <text:p>17.04.2025</text:p>
          </table:table-cell>
          <table:table-cell table:number-columns-repeated="1637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piel kommt nicht gut a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float" office:value="32" calcext:value-type="float">
            <text:p>32</text:p>
          </table:table-cell>
          <table:table-cell table:style-name="ce5" office:value-type="string" calcext:value-type="string">
            <text:p>Demo Version + Fragebogen</text:p>
          </table:table-cell>
          <table:table-cell table:style-name="ce5" office:value-type="string" calcext:value-type="string">
            <text:p>Note schlechter als 3,5</text:p>
          </table:table-cell>
          <table:table-cell table:style-name="ce5" office:value-type="string" calcext:value-type="string">
            <text:p>kritik umsetzen bis Note besser 3,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hristoph</text:p>
          </table:table-cell>
          <table:table-cell table:style-name="ce7" office:value-type="date" office:date-value="2025-04-17" calcext:value-type="date">
            <text:p>17.04.2025</text:p>
          </table:table-cell>
          <table:table-cell table:number-columns-repeated="16373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Zeitmangel durch parallele Studieninhalt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float" office:value="45" calcext:value-type="float">
            <text:p>45</text:p>
          </table:table-cell>
          <table:table-cell table:style-name="ce5" office:value-type="string" calcext:value-type="string">
            <text:p>Fokus auf MVP; Feature-Freeze-Termine; Kanban-Board nutzen; nicht-kritische Features reduzieren</text:p>
          </table:table-cell>
          <table:table-cell table:style-name="ce5" office:value-type="string" calcext:value-type="string">
            <text:p>Verzögerung im Kanban, wenige Commits</text:p>
          </table:table-cell>
          <table:table-cell table:style-name="ce5" office:value-type="string" calcext:value-type="string">
            <text:p>Aufgaben umpriorisieren, MVP neu definieren, Zeitpuffer einplane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hristoph</text:p>
          </table:table-cell>
          <table:table-cell table:style-name="ce7" office:value-type="date" office:date-value="2025-04-23" calcext:value-type="date">
            <text:p>23.04.2025</text:p>
          </table:table-cell>
          <table:table-cell table:number-columns-repeated="1637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Bugs durch komplexe Interaktionen (z. B. Totems, Rätsel, Gegnerverhalten)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36" calcext:value-type="float">
            <text:p>36</text:p>
          </table:table-cell>
          <table:table-cell table:style-name="ce5" office:value-type="string" calcext:value-type="string">
            <text:p>Systeme modularisieren; Kombinationen testen; internes Testlevel; Playtests</text:p>
          </table:table-cell>
          <table:table-cell table:style-name="ce5" office:value-type="string" calcext:value-type="string">
            <text:p>Spiel bricht ab oder reagiert unerwartet</text:p>
          </table:table-cell>
          <table:table-cell table:style-name="ce5" office:value-type="string" calcext:value-type="string">
            <text:p>Fehlerhafte Mechaniken temporär deaktivieren, vereinfachte Version einsetze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chi</text:p>
          </table:table-cell>
          <table:table-cell table:style-name="ce7" office:value-type="date" office:date-value="2025-04-23" calcext:value-type="date">
            <text:p>23.04.2025</text:p>
          </table:table-cell>
          <table:table-cell table:number-columns-repeated="16373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Unerfahrener Umgang mit Godot 4.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21" calcext:value-type="float">
            <text:p>21</text:p>
          </table:table-cell>
          <table:table-cell table:style-name="ce5" office:value-type="string" calcext:value-type="string">
            <text:p>Aufgaben nach Kenntnisstand; Pair Programming; Mini-Schulungen</text:p>
          </table:table-cell>
          <table:table-cell table:style-name="ce5" office:value-type="string" calcext:value-type="string">
            <text:p>Langsame Fortschritte oder viele Rückfragen</text:p>
          </table:table-cell>
          <table:table-cell table:style-name="ce5" office:value-type="string" calcext:value-type="string">
            <text:p>Erfahrene Entwickler übernehmen kritische Tasks, Tutoria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chi</text:p>
          </table:table-cell>
          <table:table-cell table:style-name="ce7" office:value-type="date" office:date-value="2025-04-23" calcext:value-type="date">
            <text:p>23.04.2025</text:p>
          </table:table-cell>
          <table:table-cell table:number-columns-repeated="1637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Unzureichendes Balancing von Gegnerstärke, Fallen und Power-Up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5" office:value-type="string" calcext:value-type="string">
            <text:p>Testspieler einladen; Metriken definieren; sichtbare Wirkung</text:p>
          </table:table-cell>
          <table:table-cell table:style-name="ce5" office:value-type="string" calcext:value-type="string">
            <text:p>Spieler brechen ab oder Feedback negativ</text:p>
          </table:table-cell>
          <table:table-cell table:style-name="ce5" office:value-type="string" calcext:value-type="string">
            <text:p>Notfallpatch mit vereinfachten Parameter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ichi,Don</text:p>
          </table:table-cell>
          <table:table-cell table:style-name="ce7" office:value-type="date" office:date-value="2025-04-23" calcext:value-type="date">
            <text:p>23.04.2025</text:p>
          </table:table-cell>
          <table:table-cell table:number-columns-repeated="16373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Unklare Aufgabenverteilung im Te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24" calcext:value-type="float">
            <text:p>24</text:p>
          </table:table-cell>
          <table:table-cell table:style-name="ce5" office:value-type="string" calcext:value-type="string">
            <text:p>Regelmäßige Syncs; GitHub Projektboard; Verantwortlichkeiten benennen</text:p>
          </table:table-cell>
          <table:table-cell table:style-name="ce5" office:value-type="string" calcext:value-type="string">
            <text:p>Überschneidungen, doppelte Arbeit</text:p>
          </table:table-cell>
          <table:table-cell table:style-name="ce5" office:value-type="string" calcext:value-type="string">
            <text:p>Aufgaben neu zuteilen, klare Zuständigkeiten dokumentiere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hristoph</text:p>
          </table:table-cell>
          <table:table-cell table:style-name="ce7" office:value-type="date" office:date-value="2025-04-23" calcext:value-type="date">
            <text:p>23.04.2025</text:p>
          </table:table-cell>
          <table:table-cell table:number-columns-repeated="1637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Feature Creep (ungeplante Erweiterungen)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 table:style-name="ce5" office:value-type="string" calcext:value-type="string">
            <text:p>Feature-Freeze; Ideen ins Backlog; Fokus auf Designdokument</text:p>
          </table:table-cell>
          <table:table-cell table:style-name="ce5" office:value-type="string" calcext:value-type="string">
            <text:p>Immer neue Aufgaben im Board</text:p>
          </table:table-cell>
          <table:table-cell table:style-name="ce5" office:value-type="string" calcext:value-type="string">
            <text:p>Neue Features in separates Projekt auslager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eam</text:p>
          </table:table-cell>
          <table:table-cell table:style-name="ce7" office:value-type="date" office:date-value="2025-04-23" calcext:value-type="date">
            <text:p>23.04.2025</text:p>
          </table:table-cell>
          <table:table-cell table:number-columns-repeated="16373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abelle1.E4:Tabelle1.E1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creation-date>2025-04-17T08:29:55Z</meta:creation-date>
    <dc:date>2025-04-24T08:46:44.133000000</dc:date>
    <meta:editing-cycles>11</meta:editing-cycles>
    <meta:editing-duration>PT2M39S</meta:editing-duration>
    <meta:document-statistic meta:table-count="1" meta:cell-count="166" meta:object-count="0"/>
  </office:meta>
</office:document-meta>
</file>